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5"/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office:value-type="string" calcext:value-type="string">
            <text:p><text:span text:style-name="T1">(</text:span><text:span text:style-name="T2">X – X^</text:span>)²</text:p>
          </table:table-cell>
          <table:table-cell office:value-type="string" calcext:value-type="string">
            <text:p><text:span text:style-name="T1">(</text:span><text:span text:style-name="T2">Y – Y^</text:span>)²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formula="of:=([.F5])^2" office:value-type="float" office:value="57.76" calcext:value-type="float">
            <text:p>57.76</text:p>
          </table:table-cell>
          <table:table-cell table:formula="of:=([.G5])^2" office:value-type="float" office:value="96.04" calcext:value-type="float">
            <text:p>96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formula="of:=([.F6])^2" office:value-type="float" office:value="12.96" calcext:value-type="float">
            <text:p>12.96</text:p>
          </table:table-cell>
          <table:table-cell table:formula="of:=([.G6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formula="of:=([.F7])^2" office:value-type="float" office:value="655.36" calcext:value-type="float">
            <text:p>655.36</text:p>
          </table:table-cell>
          <table:table-cell table:formula="of:=([.G7])^2" office:value-type="float" office:value="519.84" calcext:value-type="float">
            <text:p>519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formula="of:=([.F8])^2" office:value-type="float" office:value="302.76" calcext:value-type="float">
            <text:p>302.76</text:p>
          </table:table-cell>
          <table:table-cell table:formula="of:=([.G8])^2" office:value-type="float" office:value="51.84" calcext:value-type="float">
            <text:p>51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formula="of:=([.F9])^2" office:value-type="float" office:value="108.16" calcext:value-type="float">
            <text:p>108.16</text:p>
          </table:table-cell>
          <table:table-cell table:formula="of:=([.G9])^2" office:value-type="float" office:value="295.84" calcext:value-type="float">
            <text:p>295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formula="of:=([.F10])^2" office:value-type="float" office:value="12.96" calcext:value-type="float">
            <text:p>12.96</text:p>
          </table:table-cell>
          <table:table-cell table:formula="of:=([.G10])^2" office:value-type="float" office:value="27.04" calcext:value-type="float">
            <text:p>27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formula="of:=([.F11])^2" office:value-type="float" office:value="73.96" calcext:value-type="float">
            <text:p>73.96</text:p>
          </table:table-cell>
          <table:table-cell table:formula="of:=([.G11])^2" office:value-type="float" office:value="3.23999999999999" calcext:value-type="float">
            <text:p>3.2399999999999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formula="of:=([.F12])^2" office:value-type="float" office:value="806.56" calcext:value-type="float">
            <text:p>806.56</text:p>
          </table:table-cell>
          <table:table-cell table:formula="of:=([.G12])^2" office:value-type="float" office:value="538.24" calcext:value-type="float">
            <text:p>538.2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formula="of:=([.F13])^2" office:value-type="float" office:value="158.76" calcext:value-type="float">
            <text:p>158.76</text:p>
          </table:table-cell>
          <table:table-cell table:formula="of:=([.G13])^2" office:value-type="float" office:value="353.44" calcext:value-type="float">
            <text:p>353.4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formula="of:=([.F14])^2" office:value-type="float" office:value="29.16" calcext:value-type="float">
            <text:p>29.16</text:p>
          </table:table-cell>
          <table:table-cell table:formula="of:=([.G14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formula="of:=SUM([.J5:.J14])" office:value-type="float" office:value="2218.4" calcext:value-type="float">
            <text:p>2218.4</text:p>
          </table:table-cell>
          <table:table-cell table:formula="of:=SUM([.K5:.K14])" office:value-type="float" office:value="1885.6" calcext:value-type="float">
            <text:p>1885.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formula="of:=[.J16]/9" office:value-type="float" office:value="246.488888888889" calcext:value-type="float">
            <text:p>246.488888888889</text:p>
          </table:table-cell>
          <table:table-cell table:formula="of:=[.K16]/9" office:value-type="float" office:value="209.511111111111" calcext:value-type="float">
            <text:p>209.511111111111</text:p>
          </table:table-cell>
          <table:table-cell table:number-columns-repeated="53"/>
        </table:table-row>
        <table:table-row table:style-name="ro1">
          <table:table-cell table:number-columns-repeated="9"/>
          <table:table-cell table:formula="of:=[.J17]^(0.5)" office:value-type="float" office:value="15.6999646142559" calcext:value-type="float">
            <text:p>15.6999646142559</text:p>
          </table:table-cell>
          <table:table-cell table:formula="of:=[.K17]^(0.5)" office:value-type="float" office:value="14.4744986480054" calcext:value-type="float">
            <text:p>14.4744986480054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8"/>
          <table:table-cell table:style-name="ce9" table:formula="of:=(([.I17])/([.J18]*[.K18]))" office:value-type="float" office:value="0.90708090061263" calcext:value-type="float">
            <text:p>0.907</text:p>
          </table:table-cell>
          <table:table-cell table:number-columns-repeated="55"/>
        </table:table-row>
        <table:table-row table:style-name="ro1" table:number-rows-repeated="12">
          <table:table-cell table:number-columns-repeated="64"/>
        </table:table-row>
        <table:table-row table:style-name="ro1" table:number-rows-repeated="16">
          <table:table-cell table:style-name="Default" table:number-columns-repeated="3"/>
          <table:table-cell table:number-columns-repeated="61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number-columns-repeated="3" table:default-cell-style-name="ce12"/>
        <table:table-row table:style-name="ro1" table:number-rows-repeated="6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table:style-name="ce11"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9:58:48.09086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22T09:59:00.170842652</dc:date>
    <meta:editing-duration>PT1H35M14S</meta:editing-duration>
    <meta:editing-cycles>15</meta:editing-cycles>
    <meta:document-statistic meta:table-count="2" meta:cell-count="92" meta:object-count="0"/>
    <meta:user-defined meta:name="ProgId">Excel.Sheet</meta:user-defined>
  </office:meta>
</office:document-meta>
</file>